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6.351cm" fo:min-width="11.402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6.401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252cm" fo:min-width="2.802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5cm" fo:min-width="1.501cm"/>
      <style:paragraph-properties style:writing-mode="lr-tb"/>
    </style:style>
    <style:style style:name="gr5" style:family="graphic" style:parent-style-name="objectwithoutfill">
      <style:graphic-properties draw:marker-start="Circle_20_unfilled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Circle_20_unfilled" draw:marker-start-width="0.3cm" draw:marker-end="Square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-color="#ffff66" draw:textarea-horizontal-align="justify" draw:textarea-vertical-align="middle" draw:auto-grow-height="false" fo:min-height="0.708cm" fo:min-width="5.718cm" fo:wrap-option="no-wrap"/>
      <style:paragraph-properties style:writing-mode="lr-tb"/>
    </style:style>
    <style:style style:name="gr8" style:family="graphic" style:parent-style-name="standard">
      <style:graphic-properties svg:stroke-color="#000000" draw:fill-color="#ffff66" draw:textarea-horizontal-align="justify" draw:textarea-vertical-align="middle" draw:auto-grow-height="false" fo:min-height="0.708cm" fo:min-width="5.719cm" fo:wrap-option="no-wrap"/>
      <style:paragraph-properties style:writing-mode="lr-tb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708cm" fo:min-width="5.718cm" fo:wrap-option="no-wrap"/>
      <style:paragraph-properties style:writing-mode="lr-tb"/>
    </style:style>
    <style:style style:name="P1" style:family="paragraph">
      <loext:graphic-properties draw:fill-color="#cfe7f5"/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 style:writing-mode="lr-tb"/>
      <style:text-properties fo:font-size="18pt"/>
    </style:style>
    <style:style style:name="P4" style:family="paragraph">
      <style:paragraph-properties fo:text-align="center" style:writing-mode="lr-tb"/>
      <style:text-properties fo:color="#ffffff" fo:font-size="14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  <style:text-properties fo:color="#ffffff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loext:graphic-properties draw:fill-color="#ffff66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02cm" svg:height="6.601cm" svg:x="2.598cm" svg:y="4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01cm" svg:height="4.4cm" svg:x="3.298cm" svg:y="5.941cm">
          <text:p text:style-name="P2"><text:span text:style-name="T1">Sim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2cm" svg:height="1.502cm" svg:x="7.398cm" svg:y="4.041cm">
          <text:p text:style-name="P2"><text:span text:style-name="T1">SimOne-ex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01cm" svg:height="0.9cm" svg:x="12.499cm" svg:y="9.841cm"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01cm" svg:height="0.9cm" svg:x="8.198cm" svg:y="9.44cm">
          <text:p text:style-name="P4"><text:span text:style-name="T2">ja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.299cm" svg:y1="7.041cm" svg:x2="3.299cm" svg:y2="7.041cm">
          <text:p/>
        </draw:line>
        <draw:line draw:style-name="gr6" draw:text-style-name="P6" draw:layer="layout" svg:x1="16.099cm" svg:y1="6.541cm" svg:x2="14.498cm" svg:y2="6.54cm">
          <text:p/>
        </draw:line>
        <draw:line draw:style-name="gr5" draw:text-style-name="P6" draw:layer="layout" svg:x1="4.599cm" svg:y1="3.041cm" svg:x2="4.599cm" svg:y2="5.941cm">
          <text:p/>
        </draw:line>
        <draw:line draw:style-name="gr5" draw:text-style-name="P6" draw:layer="layout" svg:x1="11.8cm" svg:y1="8.041cm" svg:x2="10.199cm" svg:y2="8.04cm">
          <text:p/>
        </draw:line>
        <draw:custom-shape draw:style-name="gr7" draw:text-style-name="P8" draw:layer="layout" svg:width="6.218cm" svg:height="0.958cm" svg:x="10.381cm" svg:y="2.482cm">
          <text:p text:style-name="P7"><text:span text:style-name="T3">Example REST API</text:span></text:p>
          <draw:enhanced-geometry svg:viewBox="0 0 21600 21600" draw:mirror-horizontal="true" draw:mirror-vertical="false" draw:type="line-callout-1" draw:modifiers="2094.35600578871 87683.8373305527 -861.360347322721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8" draw:layer="layout" svg:width="6.219cm" svg:height="0.958cm" svg:x="5.681cm" svg:y="1.041cm">
          <text:p text:style-name="P7"><text:span text:style-name="T3">Atom feed API</text:span></text:p>
          <draw:enhanced-geometry svg:viewBox="0 0 21600 21600" draw:mirror-horizontal="false" draw:mirror-vertical="false" draw:type="line-callout-1" draw:modifiers="-3427.52411575563 45970.385818561 -868.167202572347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8" draw:layer="layout" svg:width="6.218cm" svg:height="0.958cm" svg:x="4.598cm" svg:y="13.541cm">
          <text:p text:style-name="P7"><text:span text:style-name="T3">Extension API (java)</text:span></text:p>
          <draw:enhanced-geometry svg:viewBox="0 0 21600 21600" draw:mirror-horizontal="true" draw:mirror-vertical="false" draw:type="line-callout-1" draw:modifiers="-3087.6989869754 -121649.217935349 -861.360347322721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8" draw:layer="layout" svg:width="6.218cm" svg:height="0.958cm" svg:x="1.299cm" svg:y="12.183cm">
          <text:p text:style-name="P7"><text:span text:style-name="T3">Admin REST API</text:span></text:p>
          <draw:enhanced-geometry svg:viewBox="0 0 21600 21600" draw:mirror-horizontal="false" draw:mirror-vertical="false" draw:type="line-callout-1" draw:modifiers="305.643994211288 -113360.583941606 -871.78002894356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16T09:25:24.266918530</meta:creation-date>
    <dc:date>2020-04-08T14:08:42.109468565</dc:date>
    <meta:editing-duration>PT3M3S</meta:editing-duration>
    <meta:editing-cycles>4</meta:editing-cycles>
    <meta:generator>LibreOffice/6.3.5.2$Linux_X86_64 LibreOffice_project/30$Build-2</meta:generator>
    <meta:document-statistic meta:object-count="13"/>
  </office:meta>
</office:document-meta>
</file>